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background-color="#00FF00"/>
    </style:style>
    <style:style style:name="T3" style:parent-style-name="Fuentedepárrafopredeter." style:family="text">
      <style:text-properties fo:background-color="#00FF00"/>
    </style:style>
    <style:style style:name="T4" style:parent-style-name="Fuentedepárrafopredeter." style:family="text">
      <style:text-properties fo:background-color="#00FF00"/>
    </style:style>
    <style:style style:name="T5" style:parent-style-name="Fuentedepárrafopredeter." style:family="text">
      <style:text-properties fo:background-color="#00FF00"/>
    </style:style>
    <style:style style:name="T6" style:parent-style-name="Fuentedepárrafopredeter." style:family="text">
      <style:text-properties fo:background-color="#00FF00"/>
    </style:style>
    <style:style style:name="T7" style:parent-style-name="Fuentedepárrafopredeter." style:family="text">
      <style:text-properties fo:background-color="#00FF00"/>
    </style:style>
    <style:style style:name="T8" style:parent-style-name="Fuentedepárrafopredeter." style:family="text">
      <style:text-properties fo:background-color="#00FF00"/>
    </style:style>
    <style:style style:name="T9" style:parent-style-name="Fuentedepárrafopredeter." style:family="text">
      <style:text-properties fo:color="#EE0000"/>
    </style:style>
    <style:style style:name="T10" style:parent-style-name="Fuentedepárrafopredeter." style:family="text">
      <style:text-properties fo:color="#EE0000"/>
    </style:style>
    <style:style style:name="T11" style:parent-style-name="Fuentedepárrafopredeter." style:family="text">
      <style:text-properties fo:color="#EE0000"/>
    </style:style>
    <style:style style:name="T12" style:parent-style-name="Fuentedepárrafopredeter." style:family="text">
      <style:text-properties fo:background-color="#00FF00"/>
    </style:style>
    <style:style style:name="T13" style:parent-style-name="Fuentedepárrafopredeter." style:family="text">
      <style:text-properties fo:background-color="#00FF00"/>
    </style:style>
    <style:style style:name="T14" style:parent-style-name="Fuentedepárrafopredeter." style:family="text">
      <style:text-properties fo:background-color="#00FF00"/>
    </style:style>
    <style:style style:name="T15" style:parent-style-name="Fuentedepárrafopredeter." style:family="text">
      <style:text-properties fo:background-color="#00FF00"/>
    </style:style>
    <style:style style:name="T16" style:parent-style-name="Fuentedepárrafopredeter." style:family="text">
      <style:text-properties fo:background-color="#00FF00"/>
    </style:style>
    <style:style style:name="T17" style:parent-style-name="Fuentedepárrafopredeter." style:family="text">
      <style:text-properties fo:background-color="#00FF00"/>
    </style:style>
    <style:style style:name="T18" style:parent-style-name="Fuentedepárrafopredeter." style:family="text">
      <style:text-properties fo:background-color="#00FF00"/>
    </style:style>
    <style:style style:name="T19" style:parent-style-name="Fuentedepárrafopredeter." style:family="text">
      <style:text-properties fo:background-color="#00FF00"/>
    </style:style>
    <style:style style:name="T20" style:parent-style-name="Fuentedepárrafopredeter." style:family="text">
      <style:text-properties fo:background-color="#00FF00"/>
    </style:style>
    <style:style style:name="T21" style:parent-style-name="Fuentedepárrafopredeter." style:family="text">
      <style:text-properties fo:background-color="#FF0000"/>
    </style:style>
    <style:style style:name="T22" style:parent-style-name="Fuentedepárrafopredeter." style:family="text">
      <style:text-properties fo:color="#EE0000"/>
    </style:style>
    <style:style style:name="T23" style:parent-style-name="Fuentedepárrafopredeter." style:family="text">
      <style:text-properties fo:background-color="#00FF00"/>
    </style:style>
    <style:style style:name="T24" style:parent-style-name="Fuentedepárrafopredeter." style:family="text">
      <style:text-properties fo:background-color="#FF0000"/>
    </style:style>
    <style:style style:name="T25" style:parent-style-name="Fuentedepárrafopredeter." style:family="text">
      <style:text-properties style:font-name="MS Gothic" style:font-name-asian="MS Gothic" style:font-name-complex="MS Gothic"/>
    </style:style>
    <style:style style:name="T26" style:parent-style-name="Fuentedepárrafopredeter." style:family="text">
      <style:text-properties style:font-name="Aptos" style:font-name-complex="Aptos"/>
    </style:style>
    <style:style style:name="T27" style:parent-style-name="Fuentedepárrafopredeter." style:family="text">
      <style:text-properties style:font-name="MS Gothic" style:font-name-asian="MS Gothic" style:font-name-complex="MS Gothic"/>
    </style:style>
    <style:style style:name="T28" style:parent-style-name="Fuentedepárrafopredeter." style:family="text">
      <style:text-properties style:font-name="Aptos" style:font-name-complex="Aptos"/>
    </style:style>
    <style:style style:name="T29" style:parent-style-name="Fuentedepárrafopredeter." style:family="text">
      <style:text-properties style:font-name="MS Gothic" style:font-name-asian="MS Gothic" style:font-name-complex="MS Gothic"/>
    </style:style>
    <style:style style:name="T30" style:parent-style-name="Fuentedepárrafopredeter." style:family="text">
      <style:text-properties style:font-name="Aptos" style:font-name-complex="Aptos"/>
    </style:style>
    <style:style style:name="T31" style:parent-style-name="Fuentedepárrafopredeter." style:family="text">
      <style:text-properties style:font-name="MS Gothic" style:font-name-asian="MS Gothic" style:font-name-complex="MS Gothic"/>
    </style:style>
    <style:style style:name="T32" style:parent-style-name="Fuentedepárrafopredeter." style:family="text">
      <style:text-properties style:font-name="Aptos" style:font-name-complex="Aptos"/>
    </style:style>
    <style:style style:name="T33" style:parent-style-name="Fuentedepárrafopredeter." style:family="text">
      <style:text-properties style:font-name="MS Gothic" style:font-name-asian="MS Gothic" style:font-name-complex="MS Gothic"/>
    </style:style>
    <style:style style:name="T34" style:parent-style-name="Fuentedepárrafopredeter." style:family="text">
      <style:text-properties style:font-name="Aptos" style:font-name-complex="Aptos"/>
    </style:style>
    <style:style style:name="T35" style:parent-style-name="Fuentedepárrafopredeter." style:family="text">
      <style:text-properties style:font-name="MS Gothic" style:font-name-asian="MS Gothic" style:font-name-complex="MS Gothic"/>
    </style:style>
    <style:style style:name="T36" style:parent-style-name="Fuentedepárrafopredeter." style:family="text">
      <style:text-properties style:font-name="Aptos" style:font-name-complex="Aptos"/>
    </style:style>
    <style:style style:name="T37" style:parent-style-name="Fuentedepárrafopredeter." style:family="text">
      <style:text-properties style:font-name="MS Gothic" style:font-name-asian="MS Gothic" style:font-name-complex="MS Gothic"/>
    </style:style>
    <style:style style:name="T38" style:parent-style-name="Fuentedepárrafopredeter." style:family="text">
      <style:text-properties style:font-name="Aptos" style:font-name-complex="Aptos"/>
    </style:style>
    <style:style style:name="T39" style:parent-style-name="Fuentedepárrafopredeter." style:family="text">
      <style:text-properties style:font-name="MS Gothic" style:font-name-asian="MS Gothic" style:font-name-complex="MS Gothic"/>
    </style:style>
    <style:style style:name="T40" style:parent-style-name="Fuentedepárrafopredeter." style:family="text">
      <style:text-properties style:font-name="Aptos" style:font-name-complex="Aptos"/>
    </style:style>
    <style:style style:name="T41" style:parent-style-name="Fuentedepárrafopredeter." style:family="text">
      <style:text-properties style:font-name="MS Gothic" style:font-name-asian="MS Gothic" style:font-name-complex="MS Gothic"/>
    </style:style>
    <style:style style:name="T42" style:parent-style-name="Fuentedepárrafopredeter." style:family="text">
      <style:text-properties style:font-name="Aptos" style:font-name-complex="Aptos"/>
    </style:style>
    <style:style style:name="T43" style:parent-style-name="Fuentedepárrafopredeter." style:family="text">
      <style:text-properties style:font-name="MS Gothic" style:font-name-asian="MS Gothic" style:font-name-complex="MS Gothic"/>
    </style:style>
    <style:style style:name="T44" style:parent-style-name="Fuentedepárrafopredeter." style:family="text">
      <style:text-properties style:font-name="Aptos" style:font-name-complex="Aptos"/>
    </style:style>
  </office:automatic-styles>
  <office:body>
    <office:text text:use-soft-page-breaks="true">
      <text:p text:style-name="P1">Escribe un script de shell (sh)<text:s/><text:span text:style-name="T2">llamado photocol.sh</text:span><text:s/>que reciba un directorio donde vamos a crear una colección de fotos, y varios directorios donde tenemos fotos de distintos tipos. Por tanto, el script debe<text:s/><text:span text:style-name="T3">recibir al menos dos argumentos</text:span><text:s/>(el directorio de la colección y al menos un directorio con fotos). Se pueden pasar tantos directorios con fotos como se quiera, siendo el primer argumento el directorio donde se va a crear la colección.<text:line-break/><text:line-break/><text:span text:style-name="T4">Si algún directorio de fotos no existe, se debe terminar con fallo</text:span>.<text:line-break/><text:line-break/><text:span text:style-name="T5">Si el directorio de la colección ya existe y no está vacío, se debe borrar todo el contenido del mismo antes de generar la colección. Si no existe, se debe crear.</text:span><text:line-break/><text:line-break/>Por cada directorio con fotos,<text:s/><text:span text:style-name="T6">se seleccionarán todas las fotos con las siguientes extensiones:</text:span><text:line-break/><text:line-break/>.jpeg, .JPEG, .jpg, .JPG: fotos en formato jpeg<text:line-break/>.png, .PNG: fotos en formato png<text:line-break/>.tiff, .TIFF: fotos en formato tiff<text:line-break/><text:line-break/><text:span text:style-name="T7">El resto de ficheros se deben ignorar.</text:span><text:line-break/><text:line-break/>Se<text:s/><text:span text:style-name="T8">deben encontrar las fotos de forma recursiva, esto es, se debe buscar en todos los directorios que hay en el surbárbol a partir de dicho directorio</text:span>.<text:s/><text:span text:style-name="T9">(CON FIND)</text:span><text:line-break/><text:line-break/><text:span text:style-name="T10">El script tiene que funcionar correctamente con ficheros/directorios cuyo nombre tenga espacios.</text:span><text:span text:style-name="T11"><text:s text:c="2"/>– lo dejo para el final</text:span><text:line-break/><text:line-break/>Todos los ficheros con esas extensiones se deben<text:s/><text:span text:style-name="T12">copiar en el directorio de la colección</text:span>, cumpliendo las siguientes restricciones:<text:line-break/><text:line-break/>-<text:s/><text:span text:style-name="T13">Todos los ficheros de tipo jpeg tienen que acabar teniendo la extensión .jpg</text:span><text:line-break/>-<text:s/><text:span text:style-name="T14">Todos los ficheros de tipo png tienen que acabar teniendo la extensión .png</text:span><text:line-break/>-<text:s/><text:span text:style-name="T15">Todos los ficheros de tipo tiff tienen que acabar teniendo la extensión .tiff</text:span><text:line-break/>-<text:s/><text:span text:style-name="T16">El nombre de cada fichero será el nombre del directorio (la última componente de su path) en el que estaba, concatenado con un "_", seguido del nombre del fichero original (última componente del path, sin la extensión, y todo en minúsculas), terminado por la extensión correspondiente</text:span>.<text:line-break/>-<text:s/><text:span text:style-name="T17">Si los nombres tienen espacios, los espacios se tienen que cambiar por "-" en el nombre final</text:span><text:line-break/><text:line-break/><text:span text:style-name="T18">Además de todas las fotos de los directorios, se debe crear un fichero llamado<text:s/></text:span><text:soft-page-break/><text:span text:style-name="T19">metadata.txt en el directorio de la colección. Dicho fichero tendrá una lista de los ficheros de la colección y su tamaño en bytes. Debe tener una línea por fichero, con el nombre final y el tamaño en bytes del fichero separados por un espacio. La lista tiene que estar ordenada por el tamaño de fichero</text:span>,<text:s/><text:span text:style-name="T20">en orden creciente</text:span>.<text:s/><text:span text:style-name="T21">Al final de la lista, deberá aparecer el total en bytes de todos los ficheros copiados (la suma de todos los tamaños).</text:span><text:line-break/><text:span text:style-name="T22">me falta que funcione el total del metadata.txt</text:span><text:line-break/>Por ejemplo, un fichero metadata.txt podría ser:<text:line-break/><text:line-break/>$&gt; cat metadata.txt<text:line-break/>d1_img001.jpg 46736<text:line-break/>d1_img002.png 42233<text:line-break/>d2_img001.jpg 34442<text:line-break/>TOTAL:  123411 bytes<text:line-break/>$&gt;<text:line-break/><text:line-break/><text:span text:style-name="T23">Si se detecta alguna colisión en los nombres de los ficheros de la colección (porque dos ficheros del mismo tipo tienen el mismo nombre final), el script debe avisar como corresponda y terminar la ejecución con error, dejando el directorio de la colección vacío.</text:span><text:line-break/><text:line-break/>Si el script ejecuta con éxito,<text:s/><text:span text:style-name="T24">no debe escribir nada por su salida.</text:span><text:line-break/><text:line-break/>Por ejemplo:<text:line-break/><text:line-break/>$&gt; pwd<text:line-break/>/home/pepe/tmp/photocol<text:line-break/>$&gt; tree<text:line-break/>.<text:line-break/><text:span text:style-name="T25">├</text:span><text:span text:style-name="T26">──</text:span><text:s/>collection<text:line-break/><text:span text:style-name="T27">├</text:span><text:span text:style-name="T28">──</text:span><text:s/>d1<text:line-break/>│   <text:span text:style-name="T29">├</text:span><text:span text:style-name="T30">──</text:span><text:s/>img01.JPEG<text:line-break/>│   <text:span text:style-name="T31">├</text:span><text:span text:style-name="T32">──</text:span><text:s/>img02.jpeg<text:line-break/>│   └── img04.jpg<text:line-break/><text:span text:style-name="T33">├</text:span><text:span text:style-name="T34">──</text:span><text:s/>d2<text:line-break/>│   <text:span text:style-name="T35">├</text:span><text:span text:style-name="T36">──</text:span><text:s/>img01.jpeg<text:line-break/>│   └── img04.tiff<text:line-break/><text:span text:style-name="T37">├</text:span><text:span text:style-name="T38">──</text:span><text:s/>d3<text:line-break/>│   └── verano<text:line-break/>│       <text:span text:style-name="T39">├</text:span><text:span text:style-name="T40">──</text:span><text:s/>avion.PNG<text:line-break/><text:soft-page-break/>│       <text:span text:style-name="T41">├</text:span><text:span text:style-name="T42">──</text:span><text:s/>Cena de gala.png<text:line-break/>│       <text:span text:style-name="T43">├</text:span><text:span text:style-name="T44">──</text:span><text:s/>receta.txt<text:line-break/>│       └── PLAYA.png<text:line-break/>└── photocol.sh<text:line-break/><text:line-break/>6 directories, 9 files<text:line-break/>$&gt; ls collection<text:line-break/>$&gt; ./photocol.sh collection /home/pepe/tmp/photocol/d1 /home/pepe/tmp/photocol/d2 d3<text:line-break/>$&gt; ls collection<text:line-break/>d1_img01.jpg<text:line-break/>d1_img02.jpg<text:line-break/>d1_img04.jpg<text:line-break/>d2_img01.jpg<text:line-break/>d2_img04.tiff<text:line-break/>metadata.txt<text:line-break/>verano_avion.png<text:line-break/>verano_cena-de-gala.png<text:line-break/>verano_playa.png<text:line-break/>$&gt; cat collection/metadata.txt<text:line-break/>d1_img02.jpg 3211<text:line-break/>d1_img01.jpg 21124<text:line-break/>d1_img04.jpg 21312<text:line-break/>d2_img04.tiff 32345<text:line-break/>verano_cena-de-gala.png 43233<text:line-break/>d2_img01.jpg 56432<text:line-break/>verano_playa.png 88944<text:line-break/>verano_avion.png 434132<text:line-break/>TOTAL: 700733 bytes<text:line-break/>$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Álvaro Martínez Téllez</meta:initial-creator>
    <dc:creator>Álvaro Martínez Téllez</dc:creator>
    <meta:creation-date>2025-12-28T19:39:00Z</meta:creation-date>
    <dc:date>2025-12-29T17:09:00Z</dc:date>
    <meta:template xlink:href="Normal.dotm" xlink:type="simple"/>
    <meta:editing-cycles>2</meta:editing-cycles>
    <meta:editing-duration>PT22260S</meta:editing-duration>
    <meta:document-statistic meta:page-count="3" meta:paragraph-count="7" meta:word-count="592" meta:character-count="3845" meta:row-count="27" meta:non-whitespace-character-count="3260"/>
  </office:meta>
</office:document-meta>
</file>